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7" style:family="table">
      <style:table-properties style:width="15.02cm" fo:margin-left="0.492cm" table:align="left" style:writing-mode="lr-tb"/>
    </style:style>
    <style:style style:name="Tabella7.A" style:family="table-column">
      <style:table-column-properties style:column-width="1.251cm"/>
    </style:style>
    <style:style style:name="Tabella7.B" style:family="table-column">
      <style:table-column-properties style:column-width="1.75cm"/>
    </style:style>
    <style:style style:name="Tabella7.C" style:family="table-column">
      <style:table-column-properties style:column-width="4.001cm"/>
    </style:style>
    <style:style style:name="Tabella7.D" style:family="table-column">
      <style:table-column-properties style:column-width="8.019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D1" style:family="table-cell">
      <style:table-cell-properties style:vertical-align="top" fo:padding-left="0.125cm" fo:padding-right="0.125cm" fo:padding-top="0cm" fo:padding-bottom="0cm" fo:border="0.018cm solid #000000"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9"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10"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2"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3"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style:snap-to-layout-grid="false"/>
      <style:text-properties style:font-name="Arial" fo:font-size="11pt" style:font-size-asian="11pt" style:font-size-complex="11pt"/>
    </style:style>
    <style:style style:name="P15" style:family="paragraph" style:parent-style-name="Standard">
      <style:paragraph-properties fo:text-align="center" style:justify-single-word="false"/>
      <style:text-properties style:font-name="Arial" fo:font-size="11pt" style:font-size-asian="11pt" style:font-size-complex="11pt"/>
    </style:style>
    <style:style style:name="P16"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 fo:font-size="11pt" style:text-underline-style="solid" style:text-underline-width="auto" style:text-underline-color="font-color" fo:background-color="#ff99cc" style:font-size-asian="11pt" style:font-size-complex="11pt"/>
    </style:style>
    <style:style style:name="P18" style:family="paragraph" style:parent-style-name="Standard">
      <style:paragraph-properties fo:text-align="justify" style:justify-single-word="false" style:snap-to-layout-grid="false"/>
      <style:text-properties style:font-name="Arial" fo:font-size="11pt" style:text-underline-style="solid" style:text-underline-width="auto" style:text-underline-color="font-color" fo:background-color="#ff99cc" style:font-size-asian="11pt" style:font-size-complex="11pt"/>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cc00"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style:text-underline-style="none" fo:font-weight="bold" fo:background-color="#ff99cc"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Arial" fo:font-size="11pt" fo:background-color="#ff99cc"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fo:background-color="#ff99cc" style:font-size-asian="11pt" style:font-size-complex="11pt"/>
    </style:style>
    <style:style style:name="P24" style:family="paragraph" style:parent-style-name="Standard">
      <style:paragraph-properties fo:text-align="justify" style:justify-single-word="false"/>
      <style:text-properties style:font-name="Arial" fo:font-size="11pt" fo:background-color="#ff99cc" style:font-size-asian="11pt" style:font-size-complex="11pt"/>
    </style:style>
    <style:style style:name="P25" style:family="paragraph" style:parent-style-name="Standard">
      <style:paragraph-properties>
        <style:tab-stops>
          <style:tab-stop style:position="7.999cm"/>
        </style:tab-stops>
      </style:paragraph-properties>
      <style:text-properties style:font-name="Arial" fo:font-size="11pt" fo:font-weight="normal" style:font-size-asian="11pt" style:font-weight-asian="normal" style:font-size-complex="11pt" style:font-weight-complex="normal"/>
    </style:style>
    <style:style style:name="P26" style:family="paragraph" style:parent-style-name="Standard">
      <style:paragraph-properties fo:text-align="end" style:justify-single-word="false">
        <style:tab-stops>
          <style:tab-stop style:position="7.999cm"/>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11pt" fo:font-style="italic" fo:font-weight="bold" fo:background-color="transparent" style:font-size-asian="11pt" style:font-style-asian="italic" style:font-weight-asian="bold" style:font-size-complex="11pt" style:font-style-complex="italic" style:font-weight-complex="bold"/>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ccff66" style:font-size-asian="11pt" style:font-weight-asian="bold" style:font-size-complex="11pt" style:font-weight-complex="bold"/>
    </style:style>
    <style:style style:name="P34"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style:font-name="Arial" fo:font-size="11pt" fo:background-color="#ffff00" style:font-size-asian="11pt" style:font-size-complex="11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background-color="#66ffff" style:font-size-asian="15pt" style:font-size-complex="15pt"/>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Arial" fo:font-size="11pt" style:text-underline-style="none" fo:font-weight="bold" fo:background-color="#ccff66" style:font-size-asian="11pt" style:font-weight-asian="bold" style:font-size-complex="11pt" style:font-weight-complex="bold"/>
    </style:style>
    <style:style style:name="P38"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39" style:family="paragraph" style:parent-style-name="Standard">
      <style:paragraph-properties fo:margin-left="0cm" fo:margin-right="0cm" fo:line-height="150%" fo:text-align="center" style:justify-single-word="false" fo:text-indent="0cm" style:auto-text-indent="false" fo:background-color="transparent">
        <style:background-image/>
      </style:paragraph-properties>
      <style:text-properties style:font-name="Arial" fo:font-size="11pt" style:font-size-asian="11pt" style:font-size-complex="11pt"/>
    </style:style>
    <style:style style:name="P40"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cc00" style:font-size-asian="11pt" style:font-weight-asian="bold" style:font-size-complex="11pt" style:font-weight-complex="bold"/>
    </style:style>
    <style:style style:name="P41"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42"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6600" style:font-size-asian="11pt" style:font-weight-asian="bold" style:font-size-complex="11pt" style:font-weight-complex="bold"/>
    </style:style>
    <style:style style:name="P43" style:family="paragraph" style:parent-style-name="Normale">
      <style:text-properties style:font-name="Times New Roman" fo:font-size="10.5pt" style:font-size-asian="10.5pt" style:font-size-complex="10.5pt"/>
    </style:style>
    <style:style style:name="P4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6" style:family="paragraph" style:parent-style-name="Normale">
      <style:text-properties style:font-name="Arial" fo:font-size="11pt" style:font-size-asian="11pt" style:font-size-complex="11pt"/>
    </style:style>
    <style:style style:name="P47" style:family="paragraph" style:parent-style-name="Normale">
      <style:paragraph-properties fo:text-align="end" style:justify-single-word="false"/>
      <style:text-properties style:font-name="Arial" fo:font-size="11pt" style:font-size-asian="11pt" style:font-size-complex="11pt"/>
    </style:style>
    <style:style style:name="P48"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9" style:family="paragraph" style:parent-style-name="Normale">
      <style:paragraph-properties>
        <style:tab-stops>
          <style:tab-stop style:position="-2.501cm" style:type="right"/>
        </style:tab-stops>
      </style:paragraph-properties>
      <style:text-properties style:font-name="Arial" fo:font-size="11pt" fo:font-weight="bold" fo:background-color="#ffff00" style:font-size-asian="11pt" style:font-weight-asian="bold" style:font-size-complex="11pt"/>
    </style:style>
    <style:style style:name="P5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10.5pt" fo:font-style="italic" style:font-size-asian="10.5pt" style:font-style-asian="italic"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4" style:family="paragraph" style:parent-style-name="Standard">
      <style:paragraph-properties fo:margin-left="0cm" fo:margin-right="0cm" fo:text-align="justify" style:justify-single-word="false" fo:text-indent="0.751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text-indent="0.751cm" style:auto-text-indent="false"/>
      <style:text-properties style:font-name="Arial" fo:font-size="11pt" fo:font-weight="bold" fo:background-color="transparent" style:font-size-asian="11pt" style:font-weight-asian="bold" style:font-size-complex="11pt" style:font-weight-complex="bold"/>
    </style:style>
    <style:style style:name="P56" style:family="paragraph" style:parent-style-name="Standard">
      <style:paragraph-properties fo:margin-left="0cm" fo:margin-right="0cm" fo:text-align="justify" style:justify-single-word="false" fo:text-indent="0.751cm" style:auto-text-indent="false"/>
      <style:text-properties style:font-name="Arial" fo:font-size="11pt" fo:font-weight="normal" fo:background-color="transparent" style:font-size-asian="11pt" style:font-weight-asian="normal" style:font-size-complex="11pt" style:font-weight-complex="normal"/>
    </style:style>
    <style:style style:name="P57"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8" style:family="paragraph" style:parent-style-name="Standard">
      <style:paragraph-properties fo:margin-left="0.4cm" fo:margin-right="0cm" fo:text-indent="0cm" style:auto-text-indent="false"/>
      <style:text-properties style:font-name="Arial" fo:font-size="11pt" style:text-underline-style="solid" style:text-underline-width="auto" style:text-underline-color="font-color" style:font-size-asian="11pt" style:font-size-complex="11pt"/>
    </style:style>
    <style:style style:name="P59" style:family="paragraph" style:parent-style-name="Standard">
      <style:paragraph-properties fo:margin-left="0.501cm" fo:margin-right="0.501cm" fo:line-height="150%" fo:text-align="center" style:justify-single-word="false" fo:text-indent="0cm" style:auto-text-indent="false"/>
      <style:text-properties style:font-name="Arial" fo:font-size="11pt" fo:font-weight="bold" style:font-size-asian="11pt" style:font-weight-asian="bold" style:font-size-complex="11pt"/>
    </style:style>
    <style:style style:name="P60" style:family="paragraph" style:parent-style-name="Text_20_body_20_indent">
      <style:text-properties style:font-name="Arial" fo:font-size="11pt" style:text-underline-style="solid" style:text-underline-width="auto" style:text-underline-color="font-color" fo:background-color="#00ff00" style:font-size-asian="11pt" style:font-size-complex="11pt"/>
    </style:style>
    <style:style style:name="P61" style:family="paragraph" style:parent-style-name="Text_20_body_20_indent">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62" style:family="paragraph" style:parent-style-name="Text_20_body_20_indent">
      <style:text-properties style:font-name="Arial" fo:font-size="11pt" fo:background-color="#00ff00" style:font-size-asian="11pt" style:font-size-complex="11pt"/>
    </style:style>
    <style:style style:name="P63" style:family="paragraph" style:parent-style-name="Text_20_body_20_indent">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text-underline-style="none" fo:font-weight="bold" style:font-size-asian="11pt" style:font-weight-asian="bold" style:font-size-complex="11pt" style:font-weight-complex="bold"/>
    </style:style>
    <style:style style:name="P64" style:family="paragraph" style:parent-style-name="Rientro_20_corpo_20_del_20_testo_20_2">
      <style:text-properties style:font-name="Arial" fo:font-size="11pt" style:text-underline-style="none" fo:font-weight="bold" style:font-size-asian="11pt" style:font-weight-asian="bold" style:font-size-complex="11pt" style:font-weight-complex="bold"/>
    </style:style>
    <style:style style:name="P65" style:family="paragraph" style:parent-style-name="Testo_20_del_20_blocco">
      <style:text-properties style:font-name="Arial" fo:font-size="11pt" style:font-size-asian="11pt" style:font-size-complex="11pt"/>
    </style:style>
    <style:style style:name="P66" style:family="paragraph" style:parent-style-name="Standard" style:list-style-name="WW8Num2">
      <style:paragraph-properties fo:text-align="justify" style:justify-single-word="false"/>
      <style:text-properties style:font-name="Arial" fo:font-size="11pt" style:font-size-asian="11pt" style:font-size-complex="11pt"/>
    </style:style>
    <style:style style:name="P67" style:family="paragraph" style:parent-style-name="Standard" style:list-style-name="WW8Num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8" style:family="paragraph" style:parent-style-name="Standard" style:list-style-name="WW8Num2">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font-name="Arial"/>
    </style:style>
    <style:style style:name="T7" style:family="text">
      <style:text-properties style:font-name="Arial" fo:font-size="11pt" style:font-size-asian="11pt" style:font-size-complex="11pt"/>
    </style:style>
    <style:style style:name="T8" style:family="text">
      <style:text-properties style:font-name="Arial" fo:font-size="11pt" fo:font-weight="normal" fo:background-color="#66ffff" style:font-size-asian="11pt" style:font-weight-asian="normal" style:font-size-complex="11pt" style:font-weight-complex="normal"/>
    </style:style>
    <style:style style:name="T9" style:family="text">
      <style:text-properties style:font-name="Arial" fo:font-size="11pt" fo:background-color="#66ffff" style:font-size-asian="11pt" style:font-size-complex="11pt"/>
    </style:style>
    <style:style style:name="T10" style:family="text">
      <style:text-properties style:font-name="Arial" fo:font-size="11pt" fo:font-style="normal" style:text-underline-style="none" fo:font-weight="bold" fo:background-color="#ff99cc" style:font-size-asian="11pt" style:font-style-asian="normal" style:font-weight-asian="bold" style:font-size-complex="11pt" style:font-style-complex="normal" style:font-weight-complex="bold"/>
    </style:style>
    <style:style style:name="T11"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Aria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3" style:family="text">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 style:family="text">
      <style:text-properties style:font-name="Arial" fo:font-size="11pt" fo:background-color="#ff00cc" style:font-size-asian="11pt" style:font-size-complex="11pt"/>
    </style:style>
    <style:style style:name="T15" style:family="text">
      <style:text-properties style:font-name="Arial" fo:background-color="transparent"/>
    </style:style>
    <style:style style:name="T16" style:family="text">
      <style:text-properties style:font-name="Arial" fo:font-weight="bold" fo:background-color="transparent" style:font-weight-asian="bold" style:font-weight-complex="bold"/>
    </style:style>
    <style:style style:name="T17" style:family="text">
      <style:text-properties fo:language="it" fo:country="IT" fo:font-style="normal" style:font-style-asian="normal" style:font-name-complex="Times New Roman"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use-window-font-color="tru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2" style:family="text">
      <style:text-properties style:use-window-font-color="true" fo:font-style="normal" style:text-underline-style="solid" style:text-underline-width="auto" style:text-underline-color="font-color" fo:background-color="transparent" style:font-style-asian="normal" style:font-style-complex="normal"/>
    </style:style>
    <style:style style:name="T23" style:family="text">
      <style:text-properties style:use-window-font-color="true"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5"/>
          </table:table-cell>
          <table:table-cell table:style-name="Tabella1.A1" office:value-type="string">
            <text:p text:style-name="P27">NOTIFICARE</text:p>
            <text:p text:style-name="P26">inviata via pec al progettista</text:p>
          </table:table-cell>
        </table:table-row>
        <table:table-row>
          <table:table-cell table:style-name="Tabella1.A1" office:value-type="string">
            <text:p text:style-name="P25">Protocollo n. _____________</text:p>
          </table:table-cell>
          <table:table-cell table:style-name="Tabella1.A1" office:value-type="string">
            <text:p text:style-name="P25">Savona, _____________</text:p>
          </table:table-cell>
        </table:table-row>
      </table:table>
      <text:p text:style-name="P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 pratica <text:s/>[numero] - </text:span></text:span><text:span text:style-name="Car._20_predefinito_20_paragrafo"><text:span text:style-name="T14">SIGLA</text:span></text:span></text:p>
            <text:p text:style-name="Normale"><text:span text:style-name="Car._20_predefinito_20_paragrafo"><text:span text:style-name="T9">classifica 06-03</text:span></text:span></text:p>
            <text:p text:style-name="Normale"><text:span text:style-name="Car._20_predefinito_20_paragrafo"><text:span text:style-name="T8">fascicolo: [anno_fascicolo] /[fascicolo].[sub_fascicolo] </text:span></text:span></text:p>
            <text:p text:style-name="Normale"><text:span text:style-name="Car._20_predefinito_20_paragrafo"><text:span text:style-name="T8">DA ELIMINARE</text:span></text:span></text:p>
          </table:table-cell>
          <table:table-cell table:style-name="Tabella6.A1" office:value-type="string">
            <text:p text:style-name="P47"/>
          </table:table-cell>
          <table:table-cell table:style-name="Tabella6.A1" office:value-type="string">
            <text:p text:style-name="P48">Al Sig. [richiedenti.nominativo;block=tbs:row;]</text:p>
            <text:p text:style-name="P48">[richiedenti.indirizzo]</text:p>
            <text:p text:style-name="P48">[richiedenti.cap] [richiedenti.comune] ([richiedenti.prov])</text:p>
            <text:p text:style-name="P48">in qualità di [richiedenti.titolo]</text:p>
            <text:p text:style-name="P48">della [richiedenti.ragsoc]</text:p>
            <text:p text:style-name="P48">[richiedenti.sede]</text:p>
            <text:p text:style-name="P48">[richiedenti.capd] [richiedenti.comuned] ([richiedenti.provd])</text:p>
            <text:p text:style-name="P49">(ATTENZIONE SCRIVERE L'INDIRIZZO DEL RICHIEDENTE A CUI E' INDIRIZZATA LA NOTIFICA <text:s/>E LASCIARE SEMPRE LA RELATA DI NOTIFICA IN FONDO ALLA PAGINA)</text:p>
            <text:p text:style-name="P48"/>
          </table:table-cell>
        </table:table-row>
        <table:table-row>
          <table:table-cell table:style-name="Tabella6.A1" office:value-type="string">
            <text:p text:style-name="P46">Allegati: //</text:p>
          </table:table-cell>
          <table:table-cell table:style-name="Tabella6.A1" office:value-type="string">
            <text:p text:style-name="P47">E p.c.</text:p>
          </table:table-cell>
          <table:table-cell table:style-name="Tabella6.A1" office:value-type="string">
            <text:p text:style-name="P48">[progettisti.nominativo;block=tbs:row;]</text:p>
            <text:p text:style-name="P45"><text:span text:style-name="Car._20_predefinito_20_paragrafo"><text:span text:style-name="T7">[progettisti.pec]</text:span></text:span></text:p>
            <text:p text:style-name="P44"><text:span text:style-name="Car._20_predefinito_20_paragrafo"><text:span text:style-name="T7"/></text:span></text:p>
          </table:table-cell>
        </table:table-row>
      </table:table>
      <text:p text:style-name="P43"/>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3">Notifica dell’avvenuto rilascio del permesso di costruire richiesto con istanza recepita agli atti del Comune in data [data_presentazione] con il prot. n. [protocollo] del [data_protocollo] relativa ad opere [oggetto] in Savona, [ubicazione].</text:p>
          </table:table-cell>
        </table:table-row>
      </table:table>
      <text:p text:style-name="P50"/>
      <text:p text:style-name="P54">Con la presente si comunica che è depositato, presso l’Ufficio Amministrativo del Settore Pianificazione Territoriale e Sistemi Informativi del Comune di Savona <text:s/>(tel. n° 019-8310616/290), <text:s/>il permesso di costruire richiesto con l’istanza citata in oggetto.</text:p>
      <text:p text:style-name="P54"/>
      <text:p text:style-name="P54">Per il ritiro dello stesso, si invita la S.V. a presentarsi <text:span text:style-name="T3">munito di documento di identità </text:span>presso l’ufficio sopraindicato, con la presente comunicazione, nei seguenti giorni:</text:p>
      <text:p text:style-name="P57"><text:span text:style-name="T1">martedì e <text:s/>giovedì <text:s text:c="2"/>dalle ore <text:s/>10,00 <text:s/>alle <text:s/>ore <text:s/>12,30 </text:span>munito di:</text:p>
      <text:p text:style-name="P57"/>
      <text:list xml:id="list6522653220569307411" text:style-name="WW8Num2">
        <text:list-item>
          <text:p text:style-name="P66"><text:s/>ricevuta di versamento di complessivi € <text:span text:style-name="T2">__________</text:span> dovuti per:</text:p>
        </text:list-item>
      </text:list>
      <text:p text:style-name="P31"><text:tab/><text:tab/></text:p>
      <text:p text:style-name="P31"><text:tab/><text:tab/>€ _________<text:tab/>diritti segreteria </text:p>
      <text:p text:style-name="P31"><text:tab/><text:tab/>€ _________<text:tab/>imposta di bollo </text:p>
      <text:p text:style-name="P31"><text:tab/><text:tab/>€ _________<text:tab/>rimborso stampati</text:p>
      <text:p text:style-name="P31"/>
      <text:p text:style-name="P31">indicando la seguente causale: <text:span text:style-name="T19">“Settore 4 diritti di segreteria - istanza prot. n. [protocollo] del [data_protocollo] - </text:span><text:span text:style-name="T21">[elenco_richiedenti]</text:span><text:span text:style-name="T19">”</text:span></text:p>
      <text:p text:style-name="P32"/>
      <text:list xml:id="list33699452" text:continue-numbering="true" text:style-name="WW8Num2">
        <text:list-item>
          <text:p text:style-name="P67"><text:s/>ricevuta di versamento di <text:span text:style-name="T6">€ </text:span><text:span text:style-name="T16">[oneri_totale]</text:span><text:span text:style-name="T15"> </text:span>indicando come causale <text:span text:style-name="T4">“Settore 4 oneri di costruzione </text:span><text:span text:style-name="T20">istanza prot. n. [protocollo] del [data_protocollo] – </text:span><text:span text:style-name="T22">[elenco_richiedenti]</text:span><text:span text:style-name="T20">”</text:span></text:p>
        </text:list-item>
        <text:list-item>
          <text:p text:style-name="P66"><text:soft-page-break/><text:s/>ricevuta di versamento di € [monetizzazione_totale] <text:s/>indicando come causale <text:span text:style-name="T5">“Settore 4 monetizzazione </text:span><text:span text:style-name="T19">istanza prot. n. [protocollo] del [data_protocollo] - </text:span><text:span text:style-name="T21">[elenco_richiedenti]</text:span><text:span text:style-name="T19">”</text:span></text:p>
        </text:list-item>
      </text:list>
      <text:p text:style-name="P54"/>
      <text:p text:style-name="P60">In caso di <text:span text:style-name="T18">versamento rateizzato </text:span></text:p>
      <text:p text:style-name="P58"/>
      <text:p text:style-name="P64"/>
      <text:list xml:id="list33704548" text:continue-numbering="true" text:style-name="WW8Num2">
        <text:list-item>
          <text:p text:style-name="P68"><text:span text:style-name="T18"><text:s/></text:span><text:span text:style-name="T11">ricevuta di versamento di</text:span><text:span text:style-name="T10"> <text:s/>[rata_1]i</text:span><text:span text:style-name="T11">ndicando come causale </text:span><text:span text:style-name="T12">“Settore 4 - </text:span><text:span text:style-name="T13">prima rata </text:span><text:span text:style-name="T12">- oneri di costruzione istanza prot. n. [protocollo] del [data_protocollo] – </text:span><text:span text:style-name="T23">[elenco_richiedenti]</text:span><text:span text:style-name="T12">”</text:span></text:p>
        </text:list-item>
      </text:list>
      <text:p text:style-name="P54"/>
      <text:p text:style-name="P55">I versamenti sono da effettuare sul conto corrente bancario del Comune di Savona <text:s/>n° <text:span text:style-name="T17">2597290</text:span> – Tesoreria Comunale (codice IBAN <text:span text:style-name="T17">IT91 Y061 7510 6100 0000 2597290</text:span>) acceso presso la Banca Carige Spa.</text:p>
      <text:p text:style-name="P56"/>
      <text:p text:style-name="P56">Il permesso potrà essere ritirato anche da persona diversa dal titolare purchè dotata di documento di identità e di delega scritta corredata da fotocopia del documento di identità dello stesso titolare del permesso.</text:p>
      <text:p text:style-name="P36"/>
      <text:p text:style-name="P36">LASCIARE SEMPRE LA FRASE IN FONDO DEL RICORSO AL TAR</text:p>
      <text:p text:style-name="P35"/>
      <text:p text:style-name="P35">(IN CASO DI PERMESSI IN SANATORIA CHE NON PREVEDONO ULTERIORI OPERE E NEMMENO L'AGIBILITÀ ELIMINARE LA PARTE SOTTOSTANTE) </text:p>
      <text:p text:style-name="P34"/>
      <text:p text:style-name="P33">IN CASO DI PERMESSI IN SANATORIA CHE PREVEDONO l'agibilità INSERIRE</text:p>
      <text:p text:style-name="P33"/>
      <text:p text:style-name="P33">AVVISI IMPORTANTI</text:p>
      <text:p text:style-name="P37">Dalla data di notifica del presente avviso decorre il termine di quindici giorni per la presentazione della segnalazione di agibilità, ai sensi dell'art.24 del D.P.R. 6 giugno 2001, n° 380 <text:s/>e s.m.i. corredata dalla documentazione ivi prevista.</text:p>
      <text:p text:style-name="P30"/>
      <text:p text:style-name="P60"/>
      <text:p text:style-name="P16">AVVISI IMPORTANTI</text:p>
      <text:p text:style-name="P19"/>
      <text:p text:style-name="P19">Dalla data di notifica del presente avviso decorre il termine di un anno, previsto dall'articolo 15 comma 2 del DPR 380/2001 per l'inizio dei lavori, termine decorso il quale il titolo rilasciato è da considerarsi decaduto.</text:p>
      <text:p text:style-name="P19"/>
      <text:p text:style-name="P42"><text:s/>(IN CASO DI PERMESSI non onerosi o sanatorie ELIMINARE LA PARTE SOTTOSTANTE)</text:p>
      <text:p text:style-name="P61"/>
      <text:p text:style-name="P40">PER VERSAMENTO IN UNICA SOLUZIONE</text:p>
      <text:p text:style-name="P20">Dalla data di notifica del presente avviso decorre il termine di 30 giorni per il versamento delle quote di contributo di costruzione come sopra indicate, necessarie per il ritiro dello stesso.</text:p>
      <text:p text:style-name="P20">Si avvisa che in caso di ritardato pagamento saranno applicate le sanzioni di cui all'articolo 42 comma 2 del DPR 380/2001.</text:p>
      <text:p text:style-name="P51"/>
      <text:p text:style-name="P41">PER VERSAMENTO RATEIZZATO</text:p>
      <text:p text:style-name="P21">Dalla data di notifica del presente avviso decorre il termine di 30 giorni per il versamento della prima rata del contributo di costruzione come sopra indicata, necessaria per il ritiro dello stesso.</text:p>
      <text:p text:style-name="P52"/>
      <text:p text:style-name="P29">Il versamento della prima rata è necessario ai fini del ritiro del titolo.</text:p>
      <text:p text:style-name="P29"><text:soft-page-break/></text:p>
      <text:p text:style-name="P29">Le rate successive dovranno essere corrisposte secondo le scadenze sottoindicate</text:p>
      <text:p text:style-name="P29"/>
      <text:p text:style-name="P29"/>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23"/>
            <text:p text:style-name="P22">II</text:p>
          </table:table-cell>
          <table:table-cell table:style-name="Tabella7.A1" office:value-type="string">
            <text:p text:style-name="P23"/>
            <text:p text:style-name="P22">Rata:</text:p>
          </table:table-cell>
          <table:table-cell table:style-name="Tabella7.A1" office:value-type="string">
            <text:p text:style-name="P23"/>
            <text:p text:style-name="P22">€ <text:s/>[rata_2]</text:p>
            <text:p text:style-name="P22"/>
          </table:table-cell>
          <table:table-cell table:style-name="Tabella7.D1" office:value-type="string">
            <text:p text:style-name="P18"/>
            <text:p text:style-name="P17">entro e non oltre sei mesi dalla data di notifica <text:s/>dell’avviso di rilascio del presente permesso di costruire</text:p>
            <text:p text:style-name="P24"/>
          </table:table-cell>
        </table:table-row>
        <table:table-row table:style-name="Tabella7.1">
          <table:table-cell table:style-name="Tabella7.A1" office:value-type="string">
            <text:p text:style-name="P23"/>
            <text:p text:style-name="P22">III</text:p>
          </table:table-cell>
          <table:table-cell table:style-name="Tabella7.A1" office:value-type="string">
            <text:p text:style-name="P23"/>
            <text:p text:style-name="P22">Rata:</text:p>
          </table:table-cell>
          <table:table-cell table:style-name="Tabella7.A1" office:value-type="string">
            <text:p text:style-name="P23"/>
            <text:p text:style-name="P22">€ <text:s/>[rata_3]</text:p>
          </table:table-cell>
          <table:table-cell table:style-name="Tabella7.D1" office:value-type="string">
            <text:p text:style-name="P18"/>
            <text:p text:style-name="P17">entro e non oltre 12 mesi dalla data di notifica <text:s/>dell’avviso di rilascio del presente permesso di costruire</text:p>
            <text:p text:style-name="P24"/>
          </table:table-cell>
        </table:table-row>
        <table:table-row table:style-name="Tabella7.1">
          <table:table-cell table:style-name="Tabella7.A1" office:value-type="string">
            <text:p text:style-name="P23"/>
            <text:p text:style-name="P22">IV</text:p>
          </table:table-cell>
          <table:table-cell table:style-name="Tabella7.A1" office:value-type="string">
            <text:p text:style-name="P23"/>
            <text:p text:style-name="P22">Rata:</text:p>
          </table:table-cell>
          <table:table-cell table:style-name="Tabella7.A1" office:value-type="string">
            <text:p text:style-name="P23"/>
            <text:p text:style-name="P22">€ <text:s/>[rata_4]</text:p>
          </table:table-cell>
          <table:table-cell table:style-name="Tabella7.D1" office:value-type="string">
            <text:p text:style-name="P18"/>
            <text:p text:style-name="P17">entro e non oltre 18 mesi dalla data di notifica <text:s/>dell’avviso di rilascio del presente permesso di costruire</text:p>
            <text:p text:style-name="P24"/>
          </table:table-cell>
        </table:table-row>
      </table:table>
      <text:p text:style-name="P52"/>
      <text:p text:style-name="P52"/>
      <text:p text:style-name="P29"><text:tab/>Si avvisa che in caso di ritardato pagamento della prima e delle rate successive nei termini sopra indicati saranno applicate le sanzioni di cui all'articolo 42 comma 2 del DPR 380/2001.</text:p>
      <text:p text:style-name="P29"><text:tab/>L’intero importo dovrà comunque essere stato versato al momento della comunicazione di ultimazione dei lavori, qualora ciò avvenga in data antecedente alle scadenze fissate.</text:p>
      <text:p text:style-name="P30"/>
      <text:p text:style-name="P30"><text:tab/>Avverso il provvedimento emesso può essere opposto ricorso davanti al competente T.A.R. entro 60 giorni dalla notifica del presente avviso, ovvero ricorso straordinario al Capo dello Stato entro 120 giorni dalla stessa data.</text:p>
      <text:p text:style-name="P53"/>
      <text:p text:style-name="P53">Distinti saluti.</text:p>
      <text:p text:style-name="P53"/>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Il Dirigente</text:p>
            <text:p text:style-name="P15">Arch. Giovanna Macario</text:p>
          </table:table-cell>
        </table:table-row>
      </table:table>
      <text:p text:style-name="P53"/>
      <text:p text:style-name="P65"/>
      <text:p text:style-name="P59">COMUNE DI SAVONA</text:p>
      <text:p text:style-name="P38">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9"><text:s text:c="5"/>per ricevuta <text:s text:c="58"/>il Messo comunale</text:p>
      <text:p text:style-name="P39">__________________<text:tab/><text:tab/><text:tab/> <text:s text:c="6"/>_______________________</text:p>
      <text:p text:style-name="P60"/>
      <text:p text:style-name="P62"/>
      <text:p text:style-name="P6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4cm" fo:margin-right="0cm" fo:margin-top="0cm" fo:margin-bottom="0cm" fo:text-indent="0cm" style:auto-text-indent="false"/>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s/></text:p>
              <text:p text:style-name="MP7"/>
            </table:table-cell>
            <table:table-cell table:style-name="Tabella2.D1" office:value-type="string">
              <text:p text:style-name="MP8">Arch. Giovanna Macario </text:p>
              <text:p text:style-name="MP9"/>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7">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
            </table:table-cell>
            <table:table-cell table:style-name="Tabella2.D2" office:value-type="string">
              <text:p text:style-name="MP10"/>
            </table:table-cell>
          </table:table-row>
          <table:table-row table:style-name="Tabella2.1">
            <table:table-cell table:style-name="Tabella2.A4" office:value-type="string">
              <text:p text:style-name="MP7"/>
            </table:table-cell>
            <table:table-cell table:style-name="Tabella2.B4" office:value-type="string">
              <text:p text:style-name="MP11"/>
            </table:table-cell>
            <table:table-cell table:style-name="Tabella2.B4" office:value-type="string">
              <text:p text:style-name="MP7"/>
            </table:table-cell>
            <table:table-cell table:style-name="Tabella2.D4" office:value-type="string">
              <text:p text:style-name="MP10"/>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6-26T13:49:33.17</dc:date>
    <meta:print-date>2018-09-26T09:45:51.55</meta:print-date>
    <meta:editing-cycles>66</meta:editing-cycles>
    <meta:editing-duration>PT14H46M29S</meta:editing-duration>
    <meta:generator>OpenOffice/4.1.0$Win32 OpenOffice.org_project/410m18$Build-9764</meta:generator>
    <meta:document-statistic meta:table-count="6" meta:image-count="1" meta:object-count="0" meta:page-count="4" meta:paragraph-count="87" meta:word-count="847" meta:character-count="6143"/>
  </office:meta>
</office:document-meta>
</file>